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cs" table:style-name="ta1">
        <table:table-column table:style-name="co1" table:number-columns-repeated="15" table:default-cell-style-name="Default"/>
        <table:table-row table:style-name="ro1">
          <table:table-cell table:formula="of:=1/15" office:value-type="float" office:value="0.0666666666666667" calcext:value-type="float">
            <text:p>0.066666666666667</text:p>
          </table:table-cell>
          <table:table-cell table:formula="of:=2/15" office:value-type="float" office:value="0.133333333333333" calcext:value-type="float">
            <text:p>0.133333333333333</text:p>
          </table:table-cell>
          <table:table-cell table:formula="of:=3/15" office:value-type="float" office:value="0.2" calcext:value-type="float">
            <text:p>0.2</text:p>
          </table:table-cell>
          <table:table-cell table:formula="of:=4/15" office:value-type="float" office:value="0.266666666666667" calcext:value-type="float">
            <text:p>0.266666666666667</text:p>
          </table:table-cell>
          <table:table-cell table:formula="of:=5/15" office:value-type="float" office:value="0.333333333333333" calcext:value-type="float">
            <text:p>0.333333333333333</text:p>
          </table:table-cell>
          <table:table-cell table:formula="of:=6/15" office:value-type="float" office:value="0.4" calcext:value-type="float">
            <text:p>0.4</text:p>
          </table:table-cell>
          <table:table-cell table:formula="of:=7/15" office:value-type="float" office:value="0.466666666666667" calcext:value-type="float">
            <text:p>0.466666666666667</text:p>
          </table:table-cell>
          <table:table-cell table:formula="of:=8/15" office:value-type="float" office:value="0.533333333333333" calcext:value-type="float">
            <text:p>0.533333333333333</text:p>
          </table:table-cell>
          <table:table-cell table:formula="of:=9/15" office:value-type="float" office:value="0.6" calcext:value-type="float">
            <text:p>0.6</text:p>
          </table:table-cell>
          <table:table-cell table:formula="of:=10/15" office:value-type="float" office:value="0.666666666666667" calcext:value-type="float">
            <text:p>0.666666666666667</text:p>
          </table:table-cell>
          <table:table-cell table:formula="of:=11/15" office:value-type="float" office:value="0.733333333333333" calcext:value-type="float">
            <text:p>0.733333333333333</text:p>
          </table:table-cell>
          <table:table-cell table:formula="of:=12/15" office:value-type="float" office:value="0.8" calcext:value-type="float">
            <text:p>0.8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4/15" office:value-type="float" office:value="0.933333333333333" calcext:value-type="float">
            <text:p>0.933333333333333</text:p>
          </table:table-cell>
          <table:table-cell table:formula="of:=15/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4108417391111" calcext:value-type="float">
            <text:p>0.174108417391111</text:p>
          </table:table-cell>
          <table:table-cell office:value-type="float" office:value="0.0695833882642325" calcext:value-type="float">
            <text:p>0.069583388264233</text:p>
          </table:table-cell>
          <table:table-cell office:value-type="float" office:value="0.207411046140475" calcext:value-type="float">
            <text:p>0.207411046140475</text:p>
          </table:table-cell>
          <table:table-cell office:value-type="float" office:value="0.25478039636242" calcext:value-type="float">
            <text:p>0.25478039636242</text:p>
          </table:table-cell>
          <table:table-cell office:value-type="float" office:value="0.159207480380596" calcext:value-type="float">
            <text:p>0.159207480380596</text:p>
          </table:table-cell>
          <table:table-cell office:value-type="float" office:value="0.177472176178364" calcext:value-type="float">
            <text:p>0.177472176178364</text:p>
          </table:table-cell>
          <table:table-cell office:value-type="float" office:value="0.25366149692671" calcext:value-type="float">
            <text:p>0.25366149692671</text:p>
          </table:table-cell>
          <table:table-cell office:value-type="float" office:value="0.392506338418696" calcext:value-type="float">
            <text:p>0.392506338418696</text:p>
          </table:table-cell>
          <table:table-cell office:value-type="float" office:value="0.567270771421174" calcext:value-type="float">
            <text:p>0.567270771421174</text:p>
          </table:table-cell>
          <table:table-cell office:value-type="float" office:value="0.20541941004201" calcext:value-type="float">
            <text:p>0.20541941004201</text:p>
          </table:table-cell>
          <table:table-cell office:value-type="float" office:value="0.39140907824656" calcext:value-type="float">
            <text:p>0.39140907824656</text:p>
          </table:table-cell>
          <table:table-cell office:value-type="float" office:value="0.379506361104384" calcext:value-type="float">
            <text:p>0.379506361104384</text:p>
          </table:table-cell>
          <table:table-cell office:value-type="float" office:value="0.600704842331606" calcext:value-type="float">
            <text:p>0.600704842331606</text:p>
          </table:table-cell>
          <table:table-cell office:value-type="float" office:value="0.913815295402776" calcext:value-type="float">
            <text:p>0.913815295402776</text:p>
          </table:table-cell>
          <table:table-cell office:value-type="float" office:value="0.7719581792887" calcext:value-type="float">
            <text:p>0.7719581792887</text:p>
          </table:table-cell>
        </table:table-row>
        <table:table-row table:style-name="ro1">
          <table:table-cell office:value-type="float" office:value="0.050304763220779" calcext:value-type="float">
            <text:p>0.050304763220779</text:p>
          </table:table-cell>
          <table:table-cell office:value-type="float" office:value="0.114617155360186" calcext:value-type="float">
            <text:p>0.114617155360186</text:p>
          </table:table-cell>
          <table:table-cell office:value-type="float" office:value="0.160060254023795" calcext:value-type="float">
            <text:p>0.160060254023795</text:p>
          </table:table-cell>
          <table:table-cell office:value-type="float" office:value="0.215827118692513" calcext:value-type="float">
            <text:p>0.215827118692513</text:p>
          </table:table-cell>
          <table:table-cell office:value-type="float" office:value="0.0948911879568096" calcext:value-type="float">
            <text:p>0.09489118795681</text:p>
          </table:table-cell>
          <table:table-cell office:value-type="float" office:value="0.563045245144203" calcext:value-type="float">
            <text:p>0.563045245144203</text:p>
          </table:table-cell>
          <table:table-cell office:value-type="float" office:value="0.128638665221426" calcext:value-type="float">
            <text:p>0.128638665221426</text:p>
          </table:table-cell>
          <table:table-cell office:value-type="float" office:value="0.642674982685468" calcext:value-type="float">
            <text:p>0.642674982685468</text:p>
          </table:table-cell>
          <table:table-cell office:value-type="float" office:value="0.581841450091274" calcext:value-type="float">
            <text:p>0.581841450091274</text:p>
          </table:table-cell>
          <table:table-cell office:value-type="float" office:value="0.0869789540029737" calcext:value-type="float">
            <text:p>0.086978954002974</text:p>
          </table:table-cell>
          <table:table-cell office:value-type="float" office:value="0.646840178672213" calcext:value-type="float">
            <text:p>0.646840178672213</text:p>
          </table:table-cell>
          <table:table-cell office:value-type="float" office:value="0.0689130938439826" calcext:value-type="float">
            <text:p>0.068913093843983</text:p>
          </table:table-cell>
          <table:table-cell office:value-type="float" office:value="0.0547180936761454" calcext:value-type="float">
            <text:p>0.054718093676145</text:p>
          </table:table-cell>
          <table:table-cell office:value-type="float" office:value="0.687875949653783" calcext:value-type="float">
            <text:p>0.687875949653783</text:p>
          </table:table-cell>
          <table:table-cell office:value-type="float" office:value="0.170799453123752" calcext:value-type="float">
            <text:p>0.170799453123752</text:p>
          </table:table-cell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formula="of:=[CumulativeTimes.A31]/1000" office:value-type="float" office:value="0.164444444444444" calcext:value-type="float">
            <text:p>0.164444444444444</text:p>
          </table:table-cell>
          <table:table-cell table:number-columns-repeated="14"/>
        </table:table-row>
      </table:table>
      <table:table table:name="CumulativeTimes" table:style-name="ta1">
        <table:table-column table:style-name="co1" table:number-columns-repeated="15" table:default-cell-style-name="Default"/>
        <table:table-row table:style-name="ro1">
          <table:table-cell table:formula="of:=1000*[Fracs.A1]" office:value-type="float" office:value="66.6666666666667" calcext:value-type="float">
            <text:p>66.6666666666667</text:p>
          </table:table-cell>
          <table:table-cell table:formula="of:=[.A1]+(1000-[.A1])*[Fracs.B1]" office:value-type="float" office:value="191.111111111111" calcext:value-type="float">
            <text:p>191.111111111111</text:p>
          </table:table-cell>
          <table:table-cell table:formula="of:=[.B1]+(1000-[.B1])*[Fracs.C1]" office:value-type="float" office:value="352.888888888889" calcext:value-type="float">
            <text:p>352.888888888889</text:p>
          </table:table-cell>
          <table:table-cell table:formula="of:=[.C1]+(1000-[.C1])*[Fracs.D1]" office:value-type="float" office:value="525.451851851852" calcext:value-type="float">
            <text:p>525.451851851852</text:p>
          </table:table-cell>
          <table:table-cell table:formula="of:=[.D1]+(1000-[.D1])*[Fracs.E1]" office:value-type="float" office:value="683.634567901235" calcext:value-type="float">
            <text:p>683.634567901235</text:p>
          </table:table-cell>
          <table:table-cell table:formula="of:=[.E1]+(1000-[.E1])*[Fracs.F1]" office:value-type="float" office:value="810.180740740741" calcext:value-type="float">
            <text:p>810.180740740741</text:p>
          </table:table-cell>
          <table:table-cell table:formula="of:=[.F1]+(1000-[.F1])*[Fracs.G1]" office:value-type="float" office:value="898.763061728395" calcext:value-type="float">
            <text:p>898.763061728395</text:p>
          </table:table-cell>
          <table:table-cell table:formula="of:=[.G1]+(1000-[.G1])*[Fracs.H1]" office:value-type="float" office:value="952.756095473251" calcext:value-type="float">
            <text:p>952.756095473251</text:p>
          </table:table-cell>
          <table:table-cell table:formula="of:=[.H1]+(1000-[.H1])*[Fracs.I1]" office:value-type="float" office:value="981.1024381893" calcext:value-type="float">
            <text:p>981.1024381893</text:p>
          </table:table-cell>
          <table:table-cell table:formula="of:=[.I1]+(1000-[.I1])*[Fracs.J1]" office:value-type="float" office:value="993.700812729767" calcext:value-type="float">
            <text:p>993.700812729767</text:p>
          </table:table-cell>
          <table:table-cell table:formula="of:=[.J1]+(1000-[.J1])*[Fracs.K1]" office:value-type="float" office:value="998.320216727938" calcext:value-type="float">
            <text:p>998.320216727938</text:p>
          </table:table-cell>
          <table:table-cell table:formula="of:=[.K1]+(1000-[.K1])*[Fracs.L1]" office:value-type="float" office:value="999.664043345588" calcext:value-type="float">
            <text:p>999.664043345588</text:p>
          </table:table-cell>
          <table:table-cell table:formula="of:=[.L1]+(1000-[.L1])*[Fracs.M1]" office:value-type="float" office:value="999.955205779412" calcext:value-type="float">
            <text:p>999.955205779412</text:p>
          </table:table-cell>
          <table:table-cell table:formula="of:=[.M1]+(1000-[.M1])*[Fracs.N1]" office:value-type="float" office:value="999.997013718627" calcext:value-type="float">
            <text:p>999.997013718627</text:p>
          </table:table-cell>
          <table:table-cell table:formula="of:=[.N1]+(1000-[.N1])*[Fracs.O1]" office:value-type="float" office:value="1000" calcext:value-type="float">
            <text:p>1000</text:p>
          </table:table-cell>
        </table:table-row>
        <table:table-row table:style-name="ro1">
          <table:table-cell table:formula="of:=1000*[Fracs.A2]" office:value-type="float" office:value="174.108417391111" calcext:value-type="float">
            <text:p>174.108417391111</text:p>
          </table:table-cell>
          <table:table-cell table:formula="of:=[.A2]+(1000-[.A2])*[Fracs.B2]" office:value-type="float" office:value="231.576752047946" calcext:value-type="float">
            <text:p>231.576752047946</text:p>
          </table:table-cell>
          <table:table-cell table:formula="of:=[.B2]+(1000-[.B2])*[Fracs.C2]" office:value-type="float" office:value="390.956221784343" calcext:value-type="float">
            <text:p>390.956221784343</text:p>
          </table:table-cell>
          <table:table-cell table:formula="of:=[.C2]+(1000-[.C2])*[Fracs.D2]" office:value-type="float" office:value="546.128637000194" calcext:value-type="float">
            <text:p>546.128637000194</text:p>
          </table:table-cell>
          <table:table-cell table:formula="of:=[.D2]+(1000-[.D2])*[Fracs.E2]" office:value-type="float" office:value="618.3883531203" calcext:value-type="float">
            <text:p>618.3883531203</text:p>
          </table:table-cell>
          <table:table-cell table:formula="of:=[.E2]+(1000-[.E2])*[Fracs.F2]" office:value-type="float" office:value="686.11380254705" calcext:value-type="float">
            <text:p>686.11380254705</text:p>
          </table:table-cell>
          <table:table-cell table:formula="of:=[.F2]+(1000-[.F2])*[Fracs.G2]" office:value-type="float" office:value="765.734645257598" calcext:value-type="float">
            <text:p>765.734645257598</text:p>
          </table:table-cell>
          <table:table-cell table:formula="of:=[.G2]+(1000-[.G2])*[Fracs.H2]" office:value-type="float" office:value="857.685281865895" calcext:value-type="float">
            <text:p>857.685281865895</text:p>
          </table:table-cell>
          <table:table-cell table:formula="of:=[.H2]+(1000-[.H2])*[Fracs.I2]" office:value-type="float" office:value="938.416261806416" calcext:value-type="float">
            <text:p>938.416261806416</text:p>
          </table:table-cell>
          <table:table-cell table:formula="of:=[.I2]+(1000-[.I2])*[Fracs.J2]" office:value-type="float" office:value="951.066756974324" calcext:value-type="float">
            <text:p>951.066756974324</text:p>
          </table:table-cell>
          <table:table-cell table:formula="of:=[.J2]+(1000-[.J2])*[Fracs.K2]" office:value-type="float" office:value="970.219672522618" calcext:value-type="float">
            <text:p>970.219672522618</text:p>
          </table:table-cell>
          <table:table-cell table:formula="of:=[.K2]+(1000-[.K2])*[Fracs.L2]" office:value-type="float" office:value="981.521496236056" calcext:value-type="float">
            <text:p>981.521496236056</text:p>
          </table:table-cell>
          <table:table-cell table:formula="of:=[.L2]+(1000-[.L2])*[Fracs.M2]" office:value-type="float" office:value="992.6216229261" calcext:value-type="float">
            <text:p>992.6216229261</text:p>
          </table:table-cell>
          <table:table-cell table:formula="of:=[.M2]+(1000-[.M2])*[Fracs.N2]" office:value-type="float" office:value="999.364096751479" calcext:value-type="float">
            <text:p>999.364096751479</text:p>
          </table:table-cell>
          <table:table-cell table:formula="of:=[.N2]+(1000-[.N2])*[Fracs.O2]" office:value-type="float" office:value="999.854987465411" calcext:value-type="float">
            <text:p>999.854987465411</text:p>
          </table:table-cell>
        </table:table-row>
        <table:table-row table:style-name="ro1">
          <table:table-cell table:formula="of:=1000*[Fracs.A3]" office:value-type="float" office:value="50.304763220779" calcext:value-type="float">
            <text:p>50.304763220779</text:p>
          </table:table-cell>
          <table:table-cell table:formula="of:=[.A3]+(1000-[.A3])*[Fracs.B3]" office:value-type="float" office:value="159.156129719532" calcext:value-type="float">
            <text:p>159.156129719532</text:p>
          </table:table-cell>
          <table:table-cell table:formula="of:=[.B3]+(1000-[.B3])*[Fracs.C3]" office:value-type="float" office:value="293.741813190974" calcext:value-type="float">
            <text:p>293.741813190974</text:p>
          </table:table-cell>
          <table:table-cell table:formula="of:=[.C3]+(1000-[.C3])*[Fracs.D3]" office:value-type="float" office:value="446.171482702965" calcext:value-type="float">
            <text:p>446.171482702965</text:p>
          </table:table-cell>
          <table:table-cell table:formula="of:=[.D3]+(1000-[.D3])*[Fracs.E3]" office:value-type="float" office:value="498.724928633639" calcext:value-type="float">
            <text:p>498.724928633639</text:p>
          </table:table-cell>
          <table:table-cell table:formula="of:=[.E3]+(1000-[.E3])*[Fracs.F3]" office:value-type="float" office:value="780.96547407579" calcext:value-type="float">
            <text:p>780.96547407579</text:p>
          </table:table-cell>
          <table:table-cell table:formula="of:=[.F3]+(1000-[.F3])*[Fracs.G3]" office:value-type="float" office:value="809.141783128088" calcext:value-type="float">
            <text:p>809.141783128088</text:p>
          </table:table-cell>
          <table:table-cell table:formula="of:=[.G3]+(1000-[.G3])*[Fracs.H3]" office:value-type="float" office:value="931.801584351623" calcext:value-type="float">
            <text:p>931.801584351623</text:p>
          </table:table-cell>
          <table:table-cell table:formula="of:=[.H3]+(1000-[.H3])*[Fracs.I3]" office:value-type="float" office:value="971.482249406402" calcext:value-type="float">
            <text:p>971.482249406402</text:p>
          </table:table-cell>
          <table:table-cell table:formula="of:=[.I3]+(1000-[.I3])*[Fracs.J3]" office:value-type="float" office:value="973.962693523551" calcext:value-type="float">
            <text:p>973.962693523551</text:p>
          </table:table-cell>
          <table:table-cell table:formula="of:=[.J3]+(1000-[.J3])*[Fracs.K3]" office:value-type="float" office:value="990.80466949692" calcext:value-type="float">
            <text:p>990.80466949692</text:p>
          </table:table-cell>
          <table:table-cell table:formula="of:=[.K3]+(1000-[.K3])*[Fracs.L3]" office:value-type="float" office:value="991.438348170806" calcext:value-type="float">
            <text:p>991.438348170806</text:p>
          </table:table-cell>
          <table:table-cell table:formula="of:=[.L3]+(1000-[.L3])*[Fracs.M3]" office:value-type="float" office:value="991.906825437618" calcext:value-type="float">
            <text:p>991.906825437618</text:p>
          </table:table-cell>
          <table:table-cell table:formula="of:=[.M3]+(1000-[.M3])*[Fracs.N3]" office:value-type="float" office:value="997.47392557543" calcext:value-type="float">
            <text:p>997.47392557543</text:p>
          </table:table-cell>
          <table:table-cell table:formula="of:=[.N3]+(1000-[.N3])*[Fracs.O3]" office:value-type="float" office:value="997.905377705697" calcext:value-type="float">
            <text:p>997.905377705697</text:p>
          </table:table-cell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formula="of:=[TurnTimes.A31]" office:value-type="float" office:value="164.444444444444" calcext:value-type="float">
            <text:p>164.444444444444</text:p>
          </table:table-cell>
          <table:table-cell table:formula="of:=[.A31]+[TurnTimes.B31]" office:value-type="float" office:value="314.583333333333" calcext:value-type="float">
            <text:p>314.583333333333</text:p>
          </table:table-cell>
          <table:table-cell table:formula="of:=[.B31]+[TurnTimes.C31]" office:value-type="float" office:value="450.416666666667" calcext:value-type="float">
            <text:p>450.416666666667</text:p>
          </table:table-cell>
          <table:table-cell table:formula="of:=[.C31]+[TurnTimes.D31]" office:value-type="float" office:value="571.944444444445" calcext:value-type="float">
            <text:p>571.944444444445</text:p>
          </table:table-cell>
          <table:table-cell table:formula="of:=[.D31]+[TurnTimes.E31]" office:value-type="float" office:value="679.166666666667" calcext:value-type="float">
            <text:p>679.166666666667</text:p>
          </table:table-cell>
          <table:table-cell table:formula="of:=[.E31]+[TurnTimes.F31]" office:value-type="float" office:value="772.083333333333" calcext:value-type="float">
            <text:p>772.083333333333</text:p>
          </table:table-cell>
          <table:table-cell table:formula="of:=[.F31]+[TurnTimes.G31]" office:value-type="float" office:value="850.694444444444" calcext:value-type="float">
            <text:p>850.694444444444</text:p>
          </table:table-cell>
          <table:table-cell table:formula="of:=[.G31]+[TurnTimes.H31]" office:value-type="float" office:value="915" calcext:value-type="float">
            <text:p>915</text:p>
          </table:table-cell>
          <table:table-cell table:formula="of:=[.H31]+[TurnTimes.I31]" office:value-type="float" office:value="965" calcext:value-type="float">
            <text:p>965</text:p>
          </table:table-cell>
          <table:table-cell table:formula="of:=[.I31]+[TurnTimes.J31]" office:value-type="float" office:value="980" calcext:value-type="float">
            <text:p>980</text:p>
          </table:table-cell>
          <table:table-cell table:formula="of:=[.J31]+[TurnTimes.K31]" office:value-type="float" office:value="990" calcext:value-type="float">
            <text:p>990</text:p>
          </table:table-cell>
          <table:table-cell table:formula="of:=[.K31]+[TurnTimes.L31]" office:value-type="float" office:value="994" calcext:value-type="float">
            <text:p>994</text:p>
          </table:table-cell>
          <table:table-cell table:formula="of:=[.L31]+[TurnTimes.M31]" office:value-type="float" office:value="997" calcext:value-type="float">
            <text:p>997</text:p>
          </table:table-cell>
          <table:table-cell table:formula="of:=[.M31]+[TurnTimes.N31]" office:value-type="float" office:value="999" calcext:value-type="float">
            <text:p>999</text:p>
          </table:table-cell>
          <table:table-cell table:formula="of:=[.N31]+[TurnTimes.O31]" office:value-type="float" office:value="1000" calcext:value-type="float">
            <text:p>1000</text:p>
          </table:table-cell>
        </table:table-row>
      </table:table>
      <table:table table:name="TurnTimes" table:style-name="ta1">
        <table:shapes>
          <draw:frame draw:z-index="0" draw:style-name="gr1" draw:text-style-name="P1" svg:width="453.51pt" svg:height="255.09pt" svg:x="18.43pt" svg:y="69.11pt">
            <loext:p draw:notify-on-update-of-ranges="TurnTimes.A1:TurnTimes.O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9.25pt" svg:y="75.32pt">
            <loext:p draw:notify-on-update-of-ranges="TurnTimes.A2:TurnTimes.O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8.3pt" svg:y="75.32pt">
            <loext:p draw:notify-on-update-of-ranges="TurnTimes.A3:TurnTimes.O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3.08pt" svg:y="537.62pt">
            <loext:p draw:notify-on-update-of-ranges="TurnTimes.A31:TurnTimes.O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formula="of:=[CumulativeTimes.A1]" office:value-type="float" office:value="66.6666666666667" calcext:value-type="float">
            <text:p>66.6666666666667</text:p>
          </table:table-cell>
          <table:table-cell table:formula="of:=[CumulativeTimes.B1]-[CumulativeTimes.A1]" office:value-type="float" office:value="124.444444444444" calcext:value-type="float">
            <text:p>124.444444444444</text:p>
          </table:table-cell>
          <table:table-cell table:formula="of:=[CumulativeTimes.C1]-[CumulativeTimes.B1]" office:value-type="float" office:value="161.777777777778" calcext:value-type="float">
            <text:p>161.777777777778</text:p>
          </table:table-cell>
          <table:table-cell table:formula="of:=[CumulativeTimes.D1]-[CumulativeTimes.C1]" office:value-type="float" office:value="172.562962962963" calcext:value-type="float">
            <text:p>172.562962962963</text:p>
          </table:table-cell>
          <table:table-cell table:formula="of:=[CumulativeTimes.E1]-[CumulativeTimes.D1]" office:value-type="float" office:value="158.182716049383" calcext:value-type="float">
            <text:p>158.182716049383</text:p>
          </table:table-cell>
          <table:table-cell table:formula="of:=[CumulativeTimes.F1]-[CumulativeTimes.E1]" office:value-type="float" office:value="126.546172839506" calcext:value-type="float">
            <text:p>126.546172839506</text:p>
          </table:table-cell>
          <table:table-cell table:formula="of:=[CumulativeTimes.G1]-[CumulativeTimes.F1]" office:value-type="float" office:value="88.5823209876544" calcext:value-type="float">
            <text:p>88.5823209876544</text:p>
          </table:table-cell>
          <table:table-cell table:formula="of:=[CumulativeTimes.H1]-[CumulativeTimes.G1]" office:value-type="float" office:value="53.9930337448559" calcext:value-type="float">
            <text:p>53.9930337448559</text:p>
          </table:table-cell>
          <table:table-cell table:formula="of:=[CumulativeTimes.I1]-[CumulativeTimes.H1]" office:value-type="float" office:value="28.3463427160494" calcext:value-type="float">
            <text:p>28.3463427160494</text:p>
          </table:table-cell>
          <table:table-cell table:formula="of:=[CumulativeTimes.J1]-[CumulativeTimes.I1]" office:value-type="float" office:value="12.5983745404664" calcext:value-type="float">
            <text:p>12.5983745404664</text:p>
          </table:table-cell>
          <table:table-cell table:formula="of:=[CumulativeTimes.K1]-[CumulativeTimes.J1]" office:value-type="float" office:value="4.61940399817104" calcext:value-type="float">
            <text:p>4.61940399817104</text:p>
          </table:table-cell>
          <table:table-cell table:formula="of:=[CumulativeTimes.L1]-[CumulativeTimes.K1]" office:value-type="float" office:value="1.34382661764971" calcext:value-type="float">
            <text:p>1.34382661764971</text:p>
          </table:table-cell>
          <table:table-cell table:formula="of:=[CumulativeTimes.M1]-[CumulativeTimes.L1]" office:value-type="float" office:value="0.291162433824184" calcext:value-type="float">
            <text:p>0.291162433824184</text:p>
          </table:table-cell>
          <table:table-cell table:formula="of:=[CumulativeTimes.N1]-[CumulativeTimes.M1]" office:value-type="float" office:value="0.0418079392158006" calcext:value-type="float">
            <text:p>0.041807939215801</text:p>
          </table:table-cell>
          <table:table-cell table:formula="of:=[CumulativeTimes.O1]-[CumulativeTimes.N1]" office:value-type="float" office:value="0.00298628137250034" calcext:value-type="float">
            <text:p>0.0029862813725</text:p>
          </table:table-cell>
        </table:table-row>
        <table:table-row table:style-name="ro1">
          <table:table-cell table:formula="of:=[CumulativeTimes.A2]" office:value-type="float" office:value="174.108417391111" calcext:value-type="float">
            <text:p>174.108417391111</text:p>
          </table:table-cell>
          <table:table-cell table:formula="of:=[CumulativeTimes.B2]-[CumulativeTimes.A2]" office:value-type="float" office:value="57.4683346568358" calcext:value-type="float">
            <text:p>57.4683346568358</text:p>
          </table:table-cell>
          <table:table-cell table:formula="of:=[CumulativeTimes.C2]-[CumulativeTimes.B2]" office:value-type="float" office:value="159.379469736397" calcext:value-type="float">
            <text:p>159.379469736397</text:p>
          </table:table-cell>
          <table:table-cell table:formula="of:=[CumulativeTimes.D2]-[CumulativeTimes.C2]" office:value-type="float" office:value="155.172415215851" calcext:value-type="float">
            <text:p>155.172415215851</text:p>
          </table:table-cell>
          <table:table-cell table:formula="of:=[CumulativeTimes.E2]-[CumulativeTimes.D2]" office:value-type="float" office:value="72.2597161201061" calcext:value-type="float">
            <text:p>72.2597161201061</text:p>
          </table:table-cell>
          <table:table-cell table:formula="of:=[CumulativeTimes.F2]-[CumulativeTimes.E2]" office:value-type="float" office:value="67.7254494267496" calcext:value-type="float">
            <text:p>67.7254494267496</text:p>
          </table:table-cell>
          <table:table-cell table:formula="of:=[CumulativeTimes.G2]-[CumulativeTimes.F2]" office:value-type="float" office:value="79.6208427105483" calcext:value-type="float">
            <text:p>79.6208427105483</text:p>
          </table:table-cell>
          <table:table-cell table:formula="of:=[CumulativeTimes.H2]-[CumulativeTimes.G2]" office:value-type="float" office:value="91.950636608297" calcext:value-type="float">
            <text:p>91.950636608297</text:p>
          </table:table-cell>
          <table:table-cell table:formula="of:=[CumulativeTimes.I2]-[CumulativeTimes.H2]" office:value-type="float" office:value="80.7309799405207" calcext:value-type="float">
            <text:p>80.7309799405207</text:p>
          </table:table-cell>
          <table:table-cell table:formula="of:=[CumulativeTimes.J2]-[CumulativeTimes.I2]" office:value-type="float" office:value="12.6504951679077" calcext:value-type="float">
            <text:p>12.6504951679077</text:p>
          </table:table-cell>
          <table:table-cell table:formula="of:=[CumulativeTimes.K2]-[CumulativeTimes.J2]" office:value-type="float" office:value="19.1529155482949" calcext:value-type="float">
            <text:p>19.1529155482949</text:p>
          </table:table-cell>
          <table:table-cell table:formula="of:=[CumulativeTimes.L2]-[CumulativeTimes.K2]" office:value-type="float" office:value="11.301823713438" calcext:value-type="float">
            <text:p>11.301823713438</text:p>
          </table:table-cell>
          <table:table-cell table:formula="of:=[CumulativeTimes.M2]-[CumulativeTimes.L2]" office:value-type="float" office:value="11.1001266900437" calcext:value-type="float">
            <text:p>11.1001266900437</text:p>
          </table:table-cell>
          <table:table-cell table:formula="of:=[CumulativeTimes.N2]-[CumulativeTimes.M2]" office:value-type="float" office:value="6.74247382537885" calcext:value-type="float">
            <text:p>6.74247382537885</text:p>
          </table:table-cell>
          <table:table-cell table:formula="of:=[CumulativeTimes.O2]-[CumulativeTimes.N2]" office:value-type="float" office:value="0.490890713932004" calcext:value-type="float">
            <text:p>0.490890713932004</text:p>
          </table:table-cell>
        </table:table-row>
        <table:table-row table:style-name="ro1">
          <table:table-cell table:formula="of:=[CumulativeTimes.A3]" office:value-type="float" office:value="50.304763220779" calcext:value-type="float">
            <text:p>50.304763220779</text:p>
          </table:table-cell>
          <table:table-cell table:formula="of:=[CumulativeTimes.B3]-[CumulativeTimes.A3]" office:value-type="float" office:value="108.851366498753" calcext:value-type="float">
            <text:p>108.851366498753</text:p>
          </table:table-cell>
          <table:table-cell table:formula="of:=[CumulativeTimes.C3]-[CumulativeTimes.B3]" office:value-type="float" office:value="134.585683471442" calcext:value-type="float">
            <text:p>134.585683471442</text:p>
          </table:table-cell>
          <table:table-cell table:formula="of:=[CumulativeTimes.D3]-[CumulativeTimes.C3]" office:value-type="float" office:value="152.429669511991" calcext:value-type="float">
            <text:p>152.429669511991</text:p>
          </table:table-cell>
          <table:table-cell table:formula="of:=[CumulativeTimes.E3]-[CumulativeTimes.D3]" office:value-type="float" office:value="52.5534459306741" calcext:value-type="float">
            <text:p>52.5534459306741</text:p>
          </table:table-cell>
          <table:table-cell table:formula="of:=[CumulativeTimes.F3]-[CumulativeTimes.E3]" office:value-type="float" office:value="282.240545442151" calcext:value-type="float">
            <text:p>282.240545442151</text:p>
          </table:table-cell>
          <table:table-cell table:formula="of:=[CumulativeTimes.G3]-[CumulativeTimes.F3]" office:value-type="float" office:value="28.1763090522983" calcext:value-type="float">
            <text:p>28.1763090522983</text:p>
          </table:table-cell>
          <table:table-cell table:formula="of:=[CumulativeTimes.H3]-[CumulativeTimes.G3]" office:value-type="float" office:value="122.659801223535" calcext:value-type="float">
            <text:p>122.659801223535</text:p>
          </table:table-cell>
          <table:table-cell table:formula="of:=[CumulativeTimes.I3]-[CumulativeTimes.H3]" office:value-type="float" office:value="39.680665054779" calcext:value-type="float">
            <text:p>39.680665054779</text:p>
          </table:table-cell>
          <table:table-cell table:formula="of:=[CumulativeTimes.J3]-[CumulativeTimes.I3]" office:value-type="float" office:value="2.48044411714886" calcext:value-type="float">
            <text:p>2.48044411714886</text:p>
          </table:table-cell>
          <table:table-cell table:formula="of:=[CumulativeTimes.K3]-[CumulativeTimes.J3]" office:value-type="float" office:value="16.8419759733694" calcext:value-type="float">
            <text:p>16.8419759733694</text:p>
          </table:table-cell>
          <table:table-cell table:formula="of:=[CumulativeTimes.L3]-[CumulativeTimes.K3]" office:value-type="float" office:value="0.633678673885129" calcext:value-type="float">
            <text:p>0.633678673885129</text:p>
          </table:table-cell>
          <table:table-cell table:formula="of:=[CumulativeTimes.M3]-[CumulativeTimes.L3]" office:value-type="float" office:value="0.468477266812442" calcext:value-type="float">
            <text:p>0.468477266812442</text:p>
          </table:table-cell>
          <table:table-cell table:formula="of:=[CumulativeTimes.N3]-[CumulativeTimes.M3]" office:value-type="float" office:value="5.5671001378123" calcext:value-type="float">
            <text:p>5.5671001378123</text:p>
          </table:table-cell>
          <table:table-cell table:formula="of:=[CumulativeTimes.O3]-[CumulativeTimes.N3]" office:value-type="float" office:value="0.431452130266393" calcext:value-type="float">
            <text:p>0.431452130266393</text:p>
          </table:table-cell>
        </table:table-row>
        <table:table-row table:style-name="ro1" table:number-rows-repeated="26">
          <table:table-cell table:number-columns-repeated="15"/>
        </table:table-row>
        <table:table-row table:style-name="ro1">
          <table:table-cell office:value-type="string" calcext:value-type="string">
            <text:p>Turntimes</text:p>
          </table:table-cell>
          <table:table-cell table:number-columns-repeated="14"/>
        </table:table-row>
        <table:table-row table:style-name="ro1">
          <table:table-cell table:formula="of:=50+8*[.$A39]" office:value-type="float" office:value="164.444444444444" calcext:value-type="float">
            <text:p>164.444444444444</text:p>
          </table:table-cell>
          <table:table-cell table:formula="of:=50+7*[.$A39]" office:value-type="float" office:value="150.138888888889" calcext:value-type="float">
            <text:p>150.138888888889</text:p>
          </table:table-cell>
          <table:table-cell table:formula="of:=50+6*[.$A39]" office:value-type="float" office:value="135.833333333333" calcext:value-type="float">
            <text:p>135.833333333333</text:p>
          </table:table-cell>
          <table:table-cell table:formula="of:=50+5*[.$A39]" office:value-type="float" office:value="121.527777777778" calcext:value-type="float">
            <text:p>121.527777777778</text:p>
          </table:table-cell>
          <table:table-cell table:formula="of:=50+4*[.$A39]" office:value-type="float" office:value="107.222222222222" calcext:value-type="float">
            <text:p>107.222222222222</text:p>
          </table:table-cell>
          <table:table-cell table:formula="of:=50+3*[.$A39]" office:value-type="float" office:value="92.9166666666667" calcext:value-type="float">
            <text:p>92.9166666666667</text:p>
          </table:table-cell>
          <table:table-cell table:formula="of:=50+2*[.$A39]" office:value-type="float" office:value="78.6111111111111" calcext:value-type="float">
            <text:p>78.6111111111111</text:p>
          </table:table-cell>
          <table:table-cell table:formula="of:=50+1*[.$A39]" office:value-type="float" office:value="64.3055555555556" calcext:value-type="float">
            <text:p>64.3055555555556</text:p>
          </table:table-cell>
          <table:table-cell table:formula="of:=50+0*[.$A39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 table:number-columns-repeated="14"/>
        </table:table-row>
        <table:table-row table:style-name="ro1">
          <table:table-cell table:formula="of:=[.A31]" office:value-type="float" office:value="164.444444444444" calcext:value-type="float">
            <text:p>164.444444444444</text:p>
          </table:table-cell>
          <table:table-cell table:formula="of:=[.A33]+[.B31]" office:value-type="float" office:value="314.583333333333" calcext:value-type="float">
            <text:p>314.583333333333</text:p>
          </table:table-cell>
          <table:table-cell table:formula="of:=[.B33]+[.C31]" office:value-type="float" office:value="450.416666666667" calcext:value-type="float">
            <text:p>450.416666666667</text:p>
          </table:table-cell>
          <table:table-cell table:formula="of:=[.C33]+[.D31]" office:value-type="float" office:value="571.944444444445" calcext:value-type="float">
            <text:p>571.944444444445</text:p>
          </table:table-cell>
          <table:table-cell table:formula="of:=[.D33]+[.E31]" office:value-type="float" office:value="679.166666666667" calcext:value-type="float">
            <text:p>679.166666666667</text:p>
          </table:table-cell>
          <table:table-cell table:formula="of:=[.E33]+[.F31]" office:value-type="float" office:value="772.083333333333" calcext:value-type="float">
            <text:p>772.083333333333</text:p>
          </table:table-cell>
          <table:table-cell table:formula="of:=[.F33]+[.G31]" office:value-type="float" office:value="850.694444444444" calcext:value-type="float">
            <text:p>850.694444444444</text:p>
          </table:table-cell>
          <table:table-cell table:formula="of:=[.G33]+[.H31]" office:value-type="float" office:value="915" calcext:value-type="float">
            <text:p>915</text:p>
          </table:table-cell>
          <table:table-cell table:formula="of:=[.H33]+[.I31]" office:value-type="float" office:value="965" calcext:value-type="float">
            <text:p>965</text:p>
          </table:table-cell>
          <table:table-cell table:formula="of:=[.I33]+[.J31]" office:value-type="float" office:value="980" calcext:value-type="float">
            <text:p>980</text:p>
          </table:table-cell>
          <table:table-cell table:formula="of:=[.J33]+[.K31]" office:value-type="float" office:value="990" calcext:value-type="float">
            <text:p>990</text:p>
          </table:table-cell>
          <table:table-cell table:formula="of:=[.K33]+[.L31]" office:value-type="float" office:value="994" calcext:value-type="float">
            <text:p>994</text:p>
          </table:table-cell>
          <table:table-cell table:formula="of:=[.L33]+[.M31]" office:value-type="float" office:value="997" calcext:value-type="float">
            <text:p>997</text:p>
          </table:table-cell>
          <table:table-cell table:formula="of:=[.M33]+[.N31]" office:value-type="float" office:value="999" calcext:value-type="float">
            <text:p>999</text:p>
          </table:table-cell>
          <table:table-cell table:formula="of:=[.N33]+[.O31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table:number-columns-repeated="14"/>
        </table:table-row>
        <table:table-row table:style-name="ro1">
          <table:table-cell table:formula="of:=[.A31]/1000" office:value-type="float" office:value="0.164444444444444" calcext:value-type="float">
            <text:p>0.164444444444444</text:p>
          </table:table-cell>
          <table:table-cell table:formula="of:=[.B31]/(1000-[.A33])" office:value-type="float" office:value="0.1796875" calcext:value-type="float">
            <text:p>0.1796875</text:p>
          </table:table-cell>
          <table:table-cell table:formula="of:=[.C31]/(1000-[.B33])" office:value-type="float" office:value="0.198176291793313" calcext:value-type="float">
            <text:p>0.198176291793313</text:p>
          </table:table-cell>
          <table:table-cell table:formula="of:=[.D31]/(1000-[.C33])" office:value-type="float" office:value="0.221127116502401" calcext:value-type="float">
            <text:p>0.221127116502401</text:p>
          </table:table-cell>
          <table:table-cell table:formula="of:=[.E31]/(1000-[.D33])" office:value-type="float" office:value="0.250486696950032" calcext:value-type="float">
            <text:p>0.250486696950032</text:p>
          </table:table-cell>
          <table:table-cell table:formula="of:=[.F31]/(1000-[.E33])" office:value-type="float" office:value="0.28961038961039" calcext:value-type="float">
            <text:p>0.28961038961039</text:p>
          </table:table-cell>
          <table:table-cell table:formula="of:=[.G31]/(1000-[.F33])" office:value-type="float" office:value="0.344911639244363" calcext:value-type="float">
            <text:p>0.344911639244363</text:p>
          </table:table-cell>
          <table:table-cell table:formula="of:=[.H31]/(1000-[.G33])" office:value-type="float" office:value="0.430697674418605" calcext:value-type="float">
            <text:p>0.430697674418605</text:p>
          </table:table-cell>
          <table:table-cell table:formula="of:=[.I31]/(1000-[.H33])" office:value-type="float" office:value="0.588235294117647" calcext:value-type="float">
            <text:p>0.588235294117647</text:p>
          </table:table-cell>
          <table:table-cell table:formula="of:=[.J31]/(1000-[.I33])" office:value-type="float" office:value="0.428571428571429" calcext:value-type="float">
            <text:p>0.428571428571429</text:p>
          </table:table-cell>
          <table:table-cell table:formula="of:=[.K31]/(1000-[.J33])" office:value-type="float" office:value="0.5" calcext:value-type="float">
            <text:p>0.5</text:p>
          </table:table-cell>
          <table:table-cell table:formula="of:=[.L31]/(1000-[.K33])" office:value-type="float" office:value="0.4" calcext:value-type="float">
            <text:p>0.4</text:p>
          </table:table-cell>
          <table:table-cell table:formula="of:=[.M31]/(1000-[.L33])" office:value-type="float" office:value="0.5" calcext:value-type="float">
            <text:p>0.5</text:p>
          </table:table-cell>
          <table:table-cell table:formula="of:=[.N31]/(1000-[.M33])" office:value-type="float" office:value="0.666666666666667" calcext:value-type="float">
            <text:p>0.666666666666667</text:p>
          </table:table-cell>
          <table:table-cell table:formula="of:=[.O31]/(1000-[.N33]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formula="of:=515/(9*4)" office:value-type="float" office:value="14.3055555555556" calcext:value-type="float">
            <text:p>14.3055555555556</text:p>
          </table:table-cell>
          <table:table-cell/>
          <table:table-cell table:formula="of:=9*[.A31]-36*[.A39]" office:value-type="float" office:value="965" calcext:value-type="float">
            <text:p>96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6:50:46.371000000</meta:creation-date>
    <dc:date>2018-01-18T09:12:03</dc:date>
    <meta:editing-duration>PT1H29M43S</meta:editing-duration>
    <meta:editing-cycles>1</meta:editing-cycles>
    <meta:document-statistic meta:table-count="3" meta:cell-count="201" meta:object-count="4"/>
    <meta:generator>LibreOffice/5.3.3.2$Windows_X86_64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urnTimes.A1:TurnTimes.O1" svg:x="0.32cm" svg:y="0.18cm" svg:width="15.36cm" svg:height="8.64cm">
          <chartooo:coordinate-region svg:x="0.941cm" svg:y="0.354cm" svg:width="14.366cm" svg:height="7.87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urnTimes.A1:TurnTimes.O1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6.6666666666667">
                <text:p>66.6666666666667</text:p>
                <draw:g>
                  <svg:desc>TurnTimes.A1:TurnTimes.O1</svg:desc>
                </draw:g>
              </table:table-cell>
              <table:table-cell office:value-type="float" office:value="124.444444444444">
                <text:p>124.444444444444</text:p>
              </table:table-cell>
              <table:table-cell office:value-type="float" office:value="161.777777777778">
                <text:p>161.777777777778</text:p>
              </table:table-cell>
              <table:table-cell office:value-type="float" office:value="172.562962962963">
                <text:p>172.562962962963</text:p>
              </table:table-cell>
              <table:table-cell office:value-type="float" office:value="158.182716049383">
                <text:p>158.182716049383</text:p>
              </table:table-cell>
              <table:table-cell office:value-type="float" office:value="126.546172839506">
                <text:p>126.546172839506</text:p>
              </table:table-cell>
              <table:table-cell office:value-type="float" office:value="88.5823209876544">
                <text:p>88.5823209876544</text:p>
              </table:table-cell>
              <table:table-cell office:value-type="float" office:value="53.9930337448559">
                <text:p>53.9930337448559</text:p>
              </table:table-cell>
              <table:table-cell office:value-type="float" office:value="28.3463427160494">
                <text:p>28.3463427160494</text:p>
              </table:table-cell>
              <table:table-cell office:value-type="float" office:value="12.5983745404664">
                <text:p>12.5983745404664</text:p>
              </table:table-cell>
              <table:table-cell office:value-type="float" office:value="4.61940399817104">
                <text:p>4.61940399817104</text:p>
              </table:table-cell>
              <table:table-cell office:value-type="float" office:value="1.34382661764971">
                <text:p>1.34382661764971</text:p>
              </table:table-cell>
              <table:table-cell office:value-type="float" office:value="0.291162433824184">
                <text:p>0.291162433824184</text:p>
              </table:table-cell>
              <table:table-cell office:value-type="float" office:value="0.0418079392158006">
                <text:p>0.0418079392158006</text:p>
              </table:table-cell>
              <table:table-cell office:value-type="float" office:value="0.00298628137250034">
                <text:p>0.0029862813725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urnTimes.A2:TurnTimes.O2" svg:x="0.32cm" svg:y="0.18cm" svg:width="15.36cm" svg:height="8.64cm">
          <chartooo:coordinate-region svg:x="0.941cm" svg:y="0.354cm" svg:width="14.366cm" svg:height="7.87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urnTimes.A2:TurnTimes.O2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74.108417391111">
                <text:p>174.108417391111</text:p>
                <draw:g>
                  <svg:desc>TurnTimes.A2:TurnTimes.O2</svg:desc>
                </draw:g>
              </table:table-cell>
              <table:table-cell office:value-type="float" office:value="57.4683346568358">
                <text:p>57.4683346568358</text:p>
              </table:table-cell>
              <table:table-cell office:value-type="float" office:value="159.379469736397">
                <text:p>159.379469736397</text:p>
              </table:table-cell>
              <table:table-cell office:value-type="float" office:value="155.172415215851">
                <text:p>155.172415215851</text:p>
              </table:table-cell>
              <table:table-cell office:value-type="float" office:value="72.2597161201061">
                <text:p>72.2597161201061</text:p>
              </table:table-cell>
              <table:table-cell office:value-type="float" office:value="67.7254494267496">
                <text:p>67.7254494267496</text:p>
              </table:table-cell>
              <table:table-cell office:value-type="float" office:value="79.6208427105483">
                <text:p>79.6208427105483</text:p>
              </table:table-cell>
              <table:table-cell office:value-type="float" office:value="91.950636608297">
                <text:p>91.950636608297</text:p>
              </table:table-cell>
              <table:table-cell office:value-type="float" office:value="80.7309799405207">
                <text:p>80.7309799405207</text:p>
              </table:table-cell>
              <table:table-cell office:value-type="float" office:value="12.6504951679077">
                <text:p>12.6504951679077</text:p>
              </table:table-cell>
              <table:table-cell office:value-type="float" office:value="19.1529155482949">
                <text:p>19.1529155482949</text:p>
              </table:table-cell>
              <table:table-cell office:value-type="float" office:value="11.301823713438">
                <text:p>11.301823713438</text:p>
              </table:table-cell>
              <table:table-cell office:value-type="float" office:value="11.1001266900437">
                <text:p>11.1001266900437</text:p>
              </table:table-cell>
              <table:table-cell office:value-type="float" office:value="6.74247382537885">
                <text:p>6.74247382537885</text:p>
              </table:table-cell>
              <table:table-cell office:value-type="float" office:value="0.490890713932004">
                <text:p>0.490890713932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urnTimes.A3:TurnTimes.O3" svg:x="0.32cm" svg:y="0.18cm" svg:width="15.36cm" svg:height="8.64cm">
          <chartooo:coordinate-region svg:x="1.127cm" svg:y="0.354cm" svg:width="14.366cm" svg:height="7.87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urnTimes.A3:TurnTimes.O3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.304763220779">
                <text:p>50.304763220779</text:p>
                <draw:g>
                  <svg:desc>TurnTimes.A3:TurnTimes.O3</svg:desc>
                </draw:g>
              </table:table-cell>
              <table:table-cell office:value-type="float" office:value="108.851366498753">
                <text:p>108.851366498753</text:p>
              </table:table-cell>
              <table:table-cell office:value-type="float" office:value="134.585683471442">
                <text:p>134.585683471442</text:p>
              </table:table-cell>
              <table:table-cell office:value-type="float" office:value="152.429669511991">
                <text:p>152.429669511991</text:p>
              </table:table-cell>
              <table:table-cell office:value-type="float" office:value="52.5534459306741">
                <text:p>52.5534459306741</text:p>
              </table:table-cell>
              <table:table-cell office:value-type="float" office:value="282.240545442151">
                <text:p>282.240545442151</text:p>
              </table:table-cell>
              <table:table-cell office:value-type="float" office:value="28.1763090522983">
                <text:p>28.1763090522983</text:p>
              </table:table-cell>
              <table:table-cell office:value-type="float" office:value="122.659801223535">
                <text:p>122.659801223535</text:p>
              </table:table-cell>
              <table:table-cell office:value-type="float" office:value="39.680665054779">
                <text:p>39.680665054779</text:p>
              </table:table-cell>
              <table:table-cell office:value-type="float" office:value="2.48044411714886">
                <text:p>2.48044411714886</text:p>
              </table:table-cell>
              <table:table-cell office:value-type="float" office:value="16.8419759733694">
                <text:p>16.8419759733694</text:p>
              </table:table-cell>
              <table:table-cell office:value-type="float" office:value="0.633678673885129">
                <text:p>0.633678673885129</text:p>
              </table:table-cell>
              <table:table-cell office:value-type="float" office:value="0.468477266812442">
                <text:p>0.468477266812442</text:p>
              </table:table-cell>
              <table:table-cell office:value-type="float" office:value="5.5671001378123">
                <text:p>5.5671001378123</text:p>
              </table:table-cell>
              <table:table-cell office:value-type="float" office:value="0.431452130266393">
                <text:p>0.431452130266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urnTimes.A31:TurnTimes.O31" svg:x="0.32cm" svg:y="0.18cm" svg:width="15.36cm" svg:height="8.64cm">
          <chartooo:coordinate-region svg:x="0.941cm" svg:y="0.353cm" svg:width="14.366cm" svg:height="7.87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urnTimes.A31:TurnTimes.O31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164.444444444444">
                <text:p>164.444444444444</text:p>
                <draw:g>
                  <svg:desc>TurnTimes.A31:TurnTimes.O31</svg:desc>
                </draw:g>
              </table:table-cell>
              <table:table-cell office:value-type="float" office:value="150.138888888889">
                <text:p>150.138888888889</text:p>
              </table:table-cell>
              <table:table-cell office:value-type="float" office:value="135.833333333333">
                <text:p>135.833333333333</text:p>
              </table:table-cell>
              <table:table-cell office:value-type="float" office:value="121.527777777778">
                <text:p>121.527777777778</text:p>
              </table:table-cell>
              <table:table-cell office:value-type="float" office:value="107.222222222222">
                <text:p>107.222222222222</text:p>
              </table:table-cell>
              <table:table-cell office:value-type="float" office:value="92.9166666666667">
                <text:p>92.9166666666667</text:p>
              </table:table-cell>
              <table:table-cell office:value-type="float" office:value="78.6111111111111">
                <text:p>78.6111111111111</text:p>
              </table:table-cell>
              <table:table-cell office:value-type="float" office:value="64.3055555555556">
                <text:p>64.3055555555556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